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/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Design Specification Meeting Invitation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>3/20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4">Vbooks Design Specification Meeting.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Vijay Reddy, Chandra sekhar reddy, Pavan reddy, Satish Chandra, Sateesh T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atish Chandra.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18665444011" text:style-name="L1">
              <text:list-item>
                <text:p text:style-name="P5">Discussion on Architecture Design .</text:p>
              </text:list-item>
              <text:list-item>
                <text:p text:style-name="P5">Discussion on Hardware Architecture .</text:p>
              </text:list-item>
              <text:list-item>
                <text:p text:style-name="P5">Discussion on Software Architecture .</text:p>
              </text:list-item>
              <text:list-item>
                <text:p text:style-name="P5">Discussion on System Design .</text:p>
              </text:list-item>
              <text:list-item>
                <text:p text:style-name="P5">Discussion on Use-Cases .</text:p>
              </text:list-item>
              <text:list-item>
                <text:p text:style-name="P5">Discussion on Database Design .</text:p>
              </text:list-item>
              <text:list-item>
                <text:p text:style-name="P5">Discussion on Application Program Interfaces .</text:p>
              </text:list-item>
              <text:list-item>
                <text:p text:style-name="P5">Discussion on User Interface Design .</text:p>
              </text:list-item>
              <text:list-item>
                <text:p text:style-name="P5">Discussion on Performance .</text:p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1683841971" text:style-name="L2">
              <text:list-item>
                <text:p text:style-name="P6">Hardware Architecture Design (Sarath) .</text:p>
              </text:list-item>
              <text:list-item>
                <text:p text:style-name="P6">Software Architecture (Sateesh T).</text:p>
              </text:list-item>
              <text:list-item>
                <text:p text:style-name="P6">Database Design (Sateesh T) .</text:p>
              </text:list-item>
              <text:list-item>
                <text:p text:style-name="P6">Use-Cases and User Interface Design (Sarath) . </text:p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All the <text:s/>invitees have attended the meeting and Vbooks Project has been started formall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6:05:04</dc:date>
    <dc:creator>jaipal </dc:creator>
    <meta:editing-duration>PT2H42M15S</meta:editing-duration>
    <meta:editing-cycles>105</meta:editing-cycles>
    <meta:document-statistic meta:table-count="1" meta:image-count="1" meta:object-count="0" meta:page-count="1" meta:paragraph-count="30" meta:word-count="137" meta:character-count="879" meta:non-whitespace-character-count="769"/>
  </office:meta>
</office:document-meta>
</file>